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Run /playvideo as init process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formula="of:=IFERROR(ROUND([.E3]-[.E2]; 3); &quot;&quot;)">
            <text:p/>
          </table:table-cell>
          <table:table-cell office:value-type="string" calcext:value-type="string">
            <text:p>←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ROUND([.E4]-[.E3]; 3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5T09:39:15.554074082</dc:date>
    <meta:editing-duration>PT21M3S</meta:editing-duration>
    <meta:editing-cycles>6</meta:editing-cycles>
    <meta:generator>LibreOffice/7.3.7.2$Linux_X86_64 LibreOffice_project/30$Build-2</meta:generator>
    <dc:creator>Michael Opdenacker</dc:creator>
    <meta:document-statistic meta:table-count="1" meta:cell-count="20" meta:object-count="0"/>
  </office:meta>
</office:document-meta>
</file>